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Andale Mono', 'Ubuntu Mono', monospace"/>
    <style:font-face style:name="DM Sans" svg:font-family="'DM Sans', sans-serif"/>
    <style:font-face style:name="DM Serif Display" svg:font-family="'DM Serif Display', 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futura-pt" svg:font-family="futura-pt, Helvetica, 'Sans serif'"/>
    <style:font-face style:name="var bs-font-monospace" svg:font-family="'var bs-font-monospace'"/>
  </office:font-face-decls>
  <office:automatic-styles>
    <style:style style:name="P1" style:family="paragraph" style:parent-style-name="Heading_20_1">
      <style:text-properties officeooo:paragraph-rsid="001280ef"/>
    </style:style>
    <style:style style:name="P2" style:family="paragraph" style:parent-style-name="Heading_20_1">
      <style:paragraph-properties fo:break-before="page"/>
      <style:text-properties officeooo:paragraph-rsid="001280ef"/>
    </style:style>
    <style:style style:name="P3" style:family="paragraph" style:parent-style-name="Heading_20_1">
      <style:text-properties officeooo:paragraph-rsid="0013fb1a"/>
    </style:style>
    <style:style style:name="P4" style:family="paragraph" style:parent-style-name="Heading_20_1">
      <style:paragraph-properties fo:break-before="page"/>
      <style:text-properties officeooo:paragraph-rsid="0013fb1a"/>
    </style:style>
    <style:style style:name="P5" style:family="paragraph" style:parent-style-name="Heading_20_1">
      <style:text-properties officeooo:paragraph-rsid="00144d71"/>
    </style:style>
    <style:style style:name="P6" style:family="paragraph" style:parent-style-name="Heading_20_1" style:list-style-name="">
      <style:text-properties officeooo:paragraph-rsid="0013fb1a"/>
    </style:style>
    <style:style style:name="P7" style:family="paragraph" style:parent-style-name="Heading_20_3">
      <style:text-properties officeooo:paragraph-rsid="001247d0"/>
    </style:style>
    <style:style style:name="P8" style:family="paragraph" style:parent-style-name="Heading_20_3">
      <style:text-properties officeooo:paragraph-rsid="001280ef"/>
    </style:style>
    <style:style style:name="P9" style:family="paragraph" style:parent-style-name="Heading_20_3">
      <style:text-properties officeooo:paragraph-rsid="0013fb1a"/>
    </style:style>
    <style:style style:name="P10" style:family="paragraph" style:parent-style-name="Heading_20_3">
      <style:text-properties officeooo:paragraph-rsid="00144d71"/>
    </style:style>
    <style:style style:name="P11" style:family="paragraph" style:parent-style-name="Standard">
      <style:text-properties officeooo:paragraph-rsid="001247d0"/>
    </style:style>
    <style:style style:name="P12" style:family="paragraph" style:parent-style-name="Subtitle">
      <style:text-properties fo:font-weight="bold" style:font-weight-asian="bold" style:font-weight-complex="bold"/>
    </style:style>
    <style:style style:name="P13" style:family="paragraph" style:parent-style-name="Subtitle">
      <style:text-properties fo:font-weight="bold" officeooo:paragraph-rsid="0013fb1a" style:font-weight-asian="bold" style:font-weight-complex="bold"/>
    </style:style>
    <style:style style:name="P14" style:family="paragraph" style:parent-style-name="Subtitle">
      <style:paragraph-properties fo:break-before="page"/>
      <style:text-properties fo:font-weight="bold" officeooo:paragraph-rsid="0013fb1a" style:font-weight-asian="bold" style:font-weight-complex="bold"/>
    </style:style>
    <style:style style:name="P15" style:family="paragraph" style:parent-style-name="Text_20_body">
      <style:text-properties officeooo:paragraph-rsid="001247d0"/>
    </style:style>
    <style:style style:name="P16" style:family="paragraph" style:parent-style-name="Text_20_body">
      <style:text-properties officeooo:paragraph-rsid="001280ef"/>
    </style:style>
    <style:style style:name="P17" style:family="paragraph" style:parent-style-name="Text_20_body">
      <style:text-properties officeooo:paragraph-rsid="0013fb1a"/>
    </style:style>
    <style:style style:name="P18" style:family="paragraph" style:parent-style-name="Text_20_body">
      <style:text-properties officeooo:paragraph-rsid="00144d71"/>
    </style:style>
    <style:style style:name="P19" style:family="paragraph" style:parent-style-name="Text_20_body">
      <style:text-properties style:font-name="Liberation Mono" officeooo:paragraph-rsid="0013fb1a"/>
    </style:style>
    <style:style style:name="P20" style:family="paragraph" style:parent-style-name="Text_20_body">
      <style:text-properties officeooo:paragraph-rsid="00169133"/>
    </style:style>
    <style:style style:name="P21" style:family="paragraph" style:parent-style-name="Text_20_body">
      <style:text-properties officeooo:paragraph-rsid="0016fc47"/>
    </style:style>
    <style:style style:name="P22" style:family="paragraph" style:parent-style-name="Text_20_body">
      <style:text-properties officeooo:paragraph-rsid="0017e958"/>
    </style:style>
    <style:style style:name="P23" style:family="paragraph" style:parent-style-name="Text_20_body" style:list-style-name="L7">
      <style:text-properties officeooo:paragraph-rsid="0013fb1a"/>
    </style:style>
    <style:style style:name="P24" style:family="paragraph" style:parent-style-name="Text_20_body">
      <style:text-properties officeooo:paragraph-rsid="001897af"/>
    </style:style>
    <style:style style:name="T1" style:family="text">
      <style:text-properties fo:font-weight="bold" style:font-weight-asian="bold" style:font-weight-complex="bold"/>
    </style:style>
    <style:style style:name="T2" style:family="text">
      <style:text-properties fo:font-variant="normal" fo:text-transform="none" fo:color="#00babc" loext:opacity="100%" style:text-line-through-style="none" style:text-line-through-type="none" style:font-name="futura-pt" fo:font-size="12pt" fo:letter-spacing="normal" fo:font-style="normal" style:text-underline-style="none" fo:font-weight="normal" style:text-blinking="false"/>
    </style:style>
    <style:style style:name="T3" style:family="text">
      <style:text-properties officeooo:rsid="001280ef"/>
    </style:style>
    <style:style style:name="T4" style:family="text">
      <style:text-properties style:font-name="Liberation Mono"/>
    </style:style>
    <style:style style:name="T5" style:family="text">
      <style:text-properties style:font-name="Liberation Mono" officeooo:rsid="001280ef"/>
    </style:style>
    <style:style style:name="T6" style:family="text">
      <style:text-properties officeooo:rsid="0013fb1a"/>
    </style:style>
    <style:style style:name="T7" style:family="text">
      <style:text-properties officeooo:rsid="00144d71"/>
    </style:style>
    <style:style style:name="T8" style:family="text">
      <style:text-properties officeooo:rsid="00169133"/>
    </style:style>
    <style:style style:name="T9" style:family="text">
      <style:text-properties officeooo:rsid="0016fc47"/>
    </style:style>
    <style:style style:name="T10" style:family="text">
      <style:text-properties officeooo:rsid="0017e958"/>
    </style:style>
    <style:style style:name="T11" style:family="text">
      <style:text-properties officeooo:rsid="001897af"/>
    </style:style>
    <style:style style:name="T12" style:family="text">
      <style:text-properties officeooo:rsid="001a071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BFT</text:p>
      <text:p text:style-name="Subtitle"/>
      <text:p text:style-name="P12">PARTE 1 – Funciones de Libc.</text:p>
      <text:p text:style-name="P11"><text:span text:style-name="Source_20_Text"/></text:p>
      <text:h text:style-name="Heading_20_1" text:outline-level="1"><text:span text:style-name="Source_20_Text">Francisco Rubio Illán</text:span></text:h>
      <text:p text:style-name="Text_20_body"><text:span text:style-name="Source_20_Text"><text:span text:style-name="T12">f</text:span></text:span><text:span text:style-name="Source_20_Text">rubio-i<text:line-break/></text:span><text:a xlink:type="simple" xlink:href="mailto:frubio-i@student.42barcelona.com" text:style-name="Internet_20_link" text:visited-style-name="Visited_20_Internet_20_Link"><text:span text:style-name="Source_20_Text"><text:span text:style-name="T2">frubio-i@student.42barcelona.com</text:span></text:span></text:a></text:p>
      <text:h text:style-name="Heading_20_1" text:outline-level="1"><text:span text:style-name="Source_20_Text">ft_isalpha</text:span></text:h>
      <text:p text:style-name="Text_20_body"><text:span text:style-name="Source_20_Text"/></text:p>
      <text:h text:style-name="P7" text:outline-level="3"><text:span text:style-name="Source_20_Text">Prototipo:</text:span></text:h>
      <text:p text:style-name="Text_20_body"><text:span text:style-name="Source_20_Text">int ft_isalpha(int c);</text:span></text:p>
      <text:h text:style-name="Heading_20_3" text:outline-level="3"><text:span text:style-name="Source_20_Text">Parámetros:</text:span></text:h>
      <text:p text:style-name="P15"><text:span text:style-name="Source_20_Text">c: Un carácter cuyo tipo de letra se desea verificar.</text:span></text:p>
      <text:h text:style-name="Heading_20_3" text:outline-level="3"><text:span text:style-name="Source_20_Text">Valor devuelto:</text:span></text:h>
      <text:p text:style-name="Text_20_body"><text:span text:style-name="Source_20_Text">1 si el carácter es una letra alfabética.</text:span></text:p>
      <text:p text:style-name="Text_20_body"><text:span text:style-name="Source_20_Text">0 en caso contrario.</text:span></text:p>
      <text:h text:style-name="Heading_20_3" text:outline-level="3"><text:span text:style-name="Source_20_Text">Funciones autorizadas: </text:span></text:h>
      <text:p text:style-name="Text_20_body"><text:span text:style-name="Source_20_Text">Ninguna.</text:span></text:p>
      <text:h text:style-name="P7" text:outline-level="3"><text:span text:style-name="Source_20_Text">Descripción: </text:span></text:h>
      <text:p text:style-name="Text_20_body"><text:span text:style-name="Source_20_Text">Esta función verifica si un carácter dado es una letra alfabética. Retorna 1 si el carácter está entre 'A' y 'Z' o entre 'a' y 'z', indicando así que es una letra alfabética. En todos los demás casos, retorna 0, lo que indica que el carácter no es una letra alfabética. Esta función es útil para validar entradas de texto en programas que requieren especificaciones de formato estrictas, especialmente cuando se trabaja con cadenas de caracteres que pueden contener una mezcla de letras y otros caracteres no alfabéticos.</text:span></text:p>
      <text:h text:style-name="P2" text:outline-level="1" text:is-list-header="true"><text:span text:style-name="Source_20_Text">ft_is</text:span><text:span text:style-name="Source_20_Text"><text:span text:style-name="T3">digit</text:span></text:span></text:h>
      <text:p text:style-name="P16"><text:span text:style-name="Source_20_Text"/></text:p>
      <text:h text:style-name="P8" text:outline-level="3"><text:span text:style-name="Source_20_Text">Prototipo:</text:span></text:h>
      <text:p text:style-name="Text_20_body"><text:span text:style-name="Source_20_Text">int ft_isdigit(int c);</text:span></text:p>
      <text:h text:style-name="P8" text:outline-level="3"><text:span text:style-name="Source_20_Text">Parámetros:</text:span></text:h>
      <text:p text:style-name="Text_20_body"><text:span text:style-name="Source_20_Text">c: Un carácter cuyo tipo numérico se desea verificar.</text:span></text:p>
      <text:h text:style-name="P8" text:outline-level="3"><text:span text:style-name="Source_20_Text">Valor devuelto:</text:span></text:h>
      <text:p text:style-name="Text_20_body"><text:span text:style-name="Source_20_Text"><text:span text:style-name="T5">1 </text:span></text:span><text:span text:style-name="Source_20_Text"><text:span text:style-name="T4">si el carácter es un dígito numérico (entre '0' y '9').</text:span></text:span></text:p>
      <text:p text:style-name="Text_20_body"><text:span text:style-name="Source_20_Text"><text:span text:style-name="T5">0 </text:span></text:span><text:span text:style-name="T4">en caso contrario.</text:span></text:p>
      <text:h text:style-name="P8" text:outline-level="3"><text:span text:style-name="Source_20_Text">Funciones autorizadas: </text:span></text:h>
      <text:p text:style-name="P16"><text:span text:style-name="Source_20_Text"><text:span text:style-name="T3">Ninguna.</text:span></text:span></text:p>
      <text:h text:style-name="P8" text:outline-level="3"><text:span text:style-name="Source_20_Text">Descripción: </text:span></text:h>
      <text:p text:style-name="Text_20_body"><text:span text:style-name="Source_20_Text">Esta función determina si un carácter dado es un dígito numérico. Retorna 1 si el carácter está entre '0' y '9', lo que indica que es un dígito numérico. Para cualquier otro carácter, retorna 0, señalando que no es un dígito numérico. Es particularmente útil en operaciones que involucran la validación de entradas de texto, permitiendo filtrar o procesar solo aquellos caracteres que representan números, lo cual es crucial en aplicaciones que manejan datos numéricos, como calculadoras, formularios web, y sistemas de registro de inventario.</text:span></text:p>
      <text:h text:style-name="P1" text:outline-level="1" text:is-list-header="true"><text:span text:style-name="Source_20_Text"/></text:h>
      <text:h text:style-name="P2" text:outline-level="1"><text:span text:style-name="Source_20_Text">ft_</text:span><text:span text:style-name="Source_20_Text"><text:span text:style-name="T3">isalnum</text:span></text:span></text:h>
      <text:h text:style-name="P8" text:outline-level="3"><text:span text:style-name="Source_20_Text">Prototipo:</text:span></text:h>
      <text:p text:style-name="P16"><text:span text:style-name="Source_20_Text">int ft_isalnum(int c);</text:span></text:p>
      <text:h text:style-name="P8" text:outline-level="3"><text:span text:style-name="Source_20_Text">Parámetros:</text:span></text:h>
      <text:p text:style-name="P16"><text:span text:style-name="Source_20_Text">c: Un carácter cuyo tipo alfanumérico se desea verificar.</text:span></text:p>
      <text:h text:style-name="P8" text:outline-level="3"><text:span text:style-name="Source_20_Text">Valor devuelto:</text:span></text:h>
      <text:p text:style-name="P16"><text:span text:style-name="Source_20_Text">1 si el carácter es alfanumérico (letra o dígito).</text:span></text:p>
      <text:p text:style-name="P16"><text:span text:style-name="Source_20_Text">0 en caso contrario.</text:span></text:p>
      <text:h text:style-name="P8" text:outline-level="3"><text:span text:style-name="Source_20_Text">Funciones autorizadas: </text:span></text:h>
      <text:p text:style-name="P16"><text:span text:style-name="Source_20_Text"><text:span text:style-name="T3">Ninguna.</text:span></text:span></text:p>
      <text:h text:style-name="P8" text:outline-level="3"><text:span text:style-name="Source_20_Text">Descripción:</text:span></text:h>
      <text:p text:style-name="P16"><text:span text:style-name="Source_20_Text">Esta función verifica si un carácter dado es alfanumérico, es decir, si es una letra (alfabética) o un dígito numérico. Retorna 1 si el carácter está entre 'A' y 'Z' o entre 'a' y 'z' (letras alfabéticas) o entre '0' y '9' (dígitos numéricos). Para cualquier otro carácter, retorna 0, indicando que no es alfanumérico. Esta función es útil en la validación de entradas de texto en programas que requieren especificaciones de formato estrictas, especialmente cuando se trabaja con cadenas de caracteres que pueden contener una mezcla de letras, dígitos y otros caracteres no alfanuméricos.</text:span></text:p>
      <text:p text:style-name="P16"><text:span text:style-name="Source_20_Text"/></text:p>
      <text:h text:style-name="P6" text:outline-level="1"><text:span text:style-name="Source_20_Text"/></text:h>
      <text:h text:style-name="P4" text:outline-level="1"><text:span text:style-name="Source_20_Text">ft_</text:span><text:span text:style-name="Source_20_Text"><text:span text:style-name="T6">ascii</text:span></text:span></text:h>
      <text:h text:style-name="P9" text:outline-level="3"><text:span text:style-name="Source_20_Text">Prototipo:</text:span></text:h>
      <text:p text:style-name="P17"><text:span text:style-name="Source_20_Text">int ft_isascii(int c);</text:span></text:p>
      <text:h text:style-name="P9" text:outline-level="3"><text:span text:style-name="Source_20_Text">Parámetros:</text:span></text:h>
      <text:p text:style-name="P17"><text:span text:style-name="Source_20_Text">c: Un carácter cuyo valor ASCII se desea verificar</text:span></text:p>
      <text:h text:style-name="P9" text:outline-level="3"><text:span text:style-name="Source_20_Text">Valor devuelto:</text:span></text:h>
      <text:p text:style-name="P17"><text:span text:style-name="Source_20_Text">1 si el carácter tiene un valor ASCII imprimible.</text:span></text:p>
      <text:p text:style-name="P17"><text:span text:style-name="Source_20_Text">0 en caso contrario.</text:span></text:p>
      <text:h text:style-name="P9" text:outline-level="3"><text:span text:style-name="Source_20_Text">Funciones autorizadas: </text:span></text:h>
      <text:p text:style-name="P18"><text:span text:style-name="Source_20_Text"><text:span text:style-name="T7">Ninguna.</text:span></text:span></text:p>
      <text:h text:style-name="P9" text:outline-level="3"><text:span text:style-name="Source_20_Text">Descripción:</text:span></text:h>
      <text:p text:style-name="P17"><text:span text:style-name="Source_20_Text">Esta función verifica si un carácter dado tiene un valor ASCII imprimible, es decir, si su valor ASCII está dentro del rango de caracteres imprimibles definidos por el estándar ASCII. Retorna 1 si el valor ASCII del carácter está entre 0 y 127, lo que indica que es un carácter imprimible. Para cualquier otro valor, retorna 0, señalando que el carácter no es imprimible. Esta función es útil para validar entradas de texto en programas que deben manejar caracteres dentro del rango ASCII estándar, asegurando que solo se procesen caracteres válidos y evitando errores o comportamientos inesperados con caracteres no imprimibles.</text:span></text:p>
      <text:h text:style-name="P6" text:outline-level="1"><text:span text:style-name="Source_20_Text"/></text:h>
      <text:h text:style-name="P4" text:outline-level="1"><text:span text:style-name="Source_20_Text">ft_</text:span><text:span text:style-name="Source_20_Text"><text:span text:style-name="T6">isprint</text:span></text:span></text:h>
      <text:h text:style-name="P9" text:outline-level="3"><text:span text:style-name="Source_20_Text">Prototipo:</text:span></text:h>
      <text:p text:style-name="P17"><text:span text:style-name="Source_20_Text">Int<text:tab/>ft_isprint(int c);</text:span></text:p>
      <text:h text:style-name="P9" text:outline-level="3"><text:span text:style-name="Source_20_Text">Parámetros:</text:span></text:h>
      <text:p text:style-name="P17"><text:span text:style-name="Source_20_Text">c: Un carácter cuyo valor imprimible se desea verificar.</text:span></text:p>
      <text:h text:style-name="P9" text:outline-level="3"><text:span text:style-name="Source_20_Text">Valor devuelto:</text:span></text:h>
      <text:p text:style-name="P19">1 si el carácter es imprimible según el estándar ASCII.</text:p>
      <text:p text:style-name="P19">0 en caso contrario.</text:p>
      <text:h text:style-name="P9" text:outline-level="3"><text:span text:style-name="Source_20_Text">Funciones autorizadas: </text:span></text:h>
      <text:p text:style-name="P18"><text:span text:style-name="Source_20_Text"><text:span text:style-name="T7">Ninguna.</text:span></text:span></text:p>
      <text:h text:style-name="P9" text:outline-level="3"><text:span text:style-name="Source_20_Text">Descripción:</text:span></text:h>
      <text:p text:style-name="P19">Esta función verifica si un carácter dado es imprimible según el estándar ASCII, es decir, si su valor ASCII corresponde a un carácter que puede ser impreso en una pantalla o dispositivo de salida. Retorna 1 si el valor ASCII del carácter está entre 32 (' ') y 126 ('~'), lo que indica que es un carácter imprimible. Para cualquier otro valor, incluidos los caracteres control (como tabulación, nueva línea, retorno de carro, etc.) y los caracteres fuera del rango imprimible, retorna 0, señalando que el carácter no es imprimible. Esta función es útil para validar entradas de texto en programas que deben manejar solo caracteres legibles por humanos, ayudando a evitar la inclusión de caracteres especiales o control que podrían causar problemas en la visualización o procesamiento de textos.</text:p>
      <text:h text:style-name="P6" text:outline-level="1"><text:span text:style-name="Source_20_Text"/></text:h>
      <text:h text:style-name="P4" text:outline-level="1"><text:span text:style-name="Source_20_Text">ft_</text:span><text:span text:style-name="Source_20_Text"><text:span text:style-name="T6">strlen</text:span></text:span></text:h>
      <text:h text:style-name="P9" text:outline-level="3"><text:span text:style-name="Source_20_Text">Prototipo:</text:span></text:h>
      <text:p text:style-name="Text_20_body">size_t ft_strlen(const char *s);</text:p>
      <text:h text:style-name="P9" text:outline-level="3"><text:span text:style-name="Source_20_Text">Parámetros:</text:span></text:h>
      <text:p text:style-name="P17"><text:span text:style-name="Source_20_Text">s: Una cadena de caracteres (const char *) cuya longitud se desea conocer.</text:span></text:p>
      <text:h text:style-name="P9" text:outline-level="3"><text:span text:style-name="Source_20_Text">Valor devuelto:</text:span></text:h>
      <text:p text:style-name="P17"><text:span text:style-name="Source_20_Text">La longitud de la cadena s, excluyendo el carácter nulo final.</text:span></text:p>
      <text:h text:style-name="P9" text:outline-level="3"><text:span text:style-name="Source_20_Text">Funciones autorizadas: </text:span></text:h>
      <text:p text:style-name="P18"><text:span text:style-name="Source_20_Text"><text:span text:style-name="T7">Ninguna.</text:span></text:span></text:p>
      <text:h text:style-name="P9" text:outline-level="3"><text:span text:style-name="Source_20_Text">Descripción:</text:span></text:h>
      <text:p text:style-name="P17"><text:span text:style-name="Source_20_Text">Esta función calcula y devuelve la longitud de una cadena de caracteres, es decir, el número de caracteres antes del terminador nulo (\0). No cuenta el carácter nulo final. Es fundamental para muchas operaciones de manipulación de cadenas, ya que permite saber cuántos elementos contiene una cadena sin tener que recorrerla hasta encontrar el carácter nulo.</text:span></text:p>
      <text:h text:style-name="P6" text:outline-level="1"><text:span text:style-name="Source_20_Text"/></text:h>
      <text:h text:style-name="P4" text:outline-level="1"><text:span text:style-name="Source_20_Text">ft_</text:span><text:span text:style-name="Source_20_Text"><text:span text:style-name="T6">memset</text:span></text:span></text:h>
      <text:h text:style-name="P9" text:outline-level="3"><text:span text:style-name="Source_20_Text">Prototipo:</text:span></text:h>
      <text:p text:style-name="P17"><text:span text:style-name="Source_20_Text">void *ft_memset(void *s, int c, size_t n);</text:span></text:p>
      <text:h text:style-name="P9" text:outline-level="3"><text:span text:style-name="Source_20_Text">Parámetros:</text:span></text:h>
      <text:p text:style-name="P17"><text:span text:style-name="Source_20_Text">s: Un puntero a la ubicación inicial donde comenzará la operación de relleno.</text:span></text:p>
      <text:p text:style-name="P17"><text:span text:style-name="Source_20_Text">c: El carácter (o byte) con el que se llenará la región de memoria.</text:span></text:p>
      <text:p text:style-name="P17"><text:span text:style-name="Source_20_Text">n: El número de bytes a rellenar, comenzando desde la ubicación apuntada por s.</text:span></text:p>
      <text:h text:style-name="P9" text:outline-level="3"><text:span text:style-name="Source_20_Text">Valor devuelto:</text:span></text:h>
      <text:p text:style-name="P17"><text:span text:style-name="Source_20_Text">Un puntero al bloque de memoria original s.</text:span></text:p>
      <text:h text:style-name="P9" text:outline-level="3"><text:span text:style-name="Source_20_Text">Funciones autorizadas: </text:span></text:h>
      <text:p text:style-name="P18"><text:span text:style-name="Source_20_Text"><text:span text:style-name="T7">Ninguna.</text:span></text:span></text:p>
      <text:h text:style-name="P9" text:outline-level="3"><text:span text:style-name="Source_20_Text">Descripción:</text:span></text:h>
      <text:p text:style-name="P17"><text:span text:style-name="Source_20_Text">Esta función rellena la primera n bytes de la región de memoria apuntada por s con el carácter c. Es equivalente a copiar n veces el carácter c a la dirección base s. Esta operación es comúnmente utilizada para inicializar bloques de memoria a un valor específico, como el carácter nulo ('\0') para terminar cadenas de caracteres o para limpiar áreas de memoria previamente asignadas.</text:span></text:p>
      <text:h text:style-name="P6" text:outline-level="1"><text:span text:style-name="Source_20_Text"/></text:h>
      <text:h text:style-name="P4" text:outline-level="1"><text:span text:style-name="Source_20_Text">ft_</text:span><text:span text:style-name="Source_20_Text"><text:span text:style-name="T6">bzero</text:span></text:span></text:h>
      <text:h text:style-name="P9" text:outline-level="3"><text:span text:style-name="Source_20_Text">Prototipo:</text:span></text:h>
      <text:p text:style-name="P17"><text:span text:style-name="Source_20_Text">void ft_bzero(void *s, size_t n);</text:span></text:p>
      <text:h text:style-name="P9" text:outline-level="3"><text:span text:style-name="Source_20_Text">Parámetros:</text:span></text:h>
      <text:p text:style-name="P17"><text:span text:style-name="Source_20_Text">s: Un puntero a la ubicación inicial donde comenzará la operación de relleno.</text:span></text:p>
      <text:p text:style-name="P17"><text:span text:style-name="Source_20_Text">n: El número de bytes a rellenar, comenzando desde la ubicación apuntada por s.</text:span></text:p>
      <text:h text:style-name="P9" text:outline-level="3"><text:span text:style-name="Source_20_Text">Valor devuelto:</text:span></text:h>
      <text:p text:style-name="P18"><text:span text:style-name="Source_20_Text"><text:span text:style-name="T7">Ninguno.</text:span></text:span></text:p>
      <text:h text:style-name="P9" text:outline-level="3"><text:span text:style-name="Source_20_Text">Funciones autorizadas: </text:span></text:h>
      <text:p text:style-name="P18"><text:span text:style-name="Source_20_Text"><text:span text:style-name="T7">Ninguno.</text:span></text:span></text:p>
      <text:h text:style-name="P9" text:outline-level="3"><text:span text:style-name="Source_20_Text">Descripción:</text:span></text:h>
      <text:p text:style-name="P17"><text:span text:style-name="Source_20_Text">Esta función rellena la primera n bytes de la región de memoria apuntada por s con el carácter nulo ('\0'). Específicamente, establece cada uno de los primeros n bytes de la memoria apuntada por s a 0. Esta operación es útil para inicializar bloques de memoria a un estado seguro, asegurando que no contengan datos residuales o indeseables antes de su uso.</text:span></text:p>
      <text:h text:style-name="P6" text:outline-level="1"><text:span text:style-name="Source_20_Text"/></text:h>
      <text:h text:style-name="P4" text:outline-level="1"><text:span text:style-name="Source_20_Text">ft_</text:span><text:span text:style-name="Source_20_Text"><text:span text:style-name="T6">memcpy</text:span></text:span></text:h>
      <text:h text:style-name="P9" text:outline-level="3"><text:span text:style-name="Source_20_Text">Prototipo:</text:span></text:h>
      <text:p text:style-name="P17"><text:span text:style-name="Source_20_Text">void *ft_memcpy(void *dest, const void *src, size_t n);</text:span></text:p>
      <text:h text:style-name="P9" text:outline-level="3"><text:span text:style-name="Source_20_Text">Parámetros:</text:span></text:h>
      <text:p text:style-name="P17"><text:span text:style-name="Source_20_Text">dest: Un puntero a la ubicación donde se copiarán los datos.</text:span></text:p>
      <text:p text:style-name="P17"><text:span text:style-name="Source_20_Text">src: Un puntero a la fuente de los datos que se van a copiar.</text:span></text:p>
      <text:p text:style-name="P17"><text:span text:style-name="Source_20_Text">n: El número de bytes a copiar desde src a dest.</text:span></text:p>
      <text:h text:style-name="P9" text:outline-level="3"><text:span text:style-name="Source_20_Text">Valor devuelto:</text:span></text:h>
      <text:p text:style-name="P17"><text:span text:style-name="Source_20_Text">Un puntero al bloque de memoria dest.</text:span></text:p>
      <text:h text:style-name="P9" text:outline-level="3"><text:span text:style-name="Source_20_Text">Funciones autorizadas: </text:span></text:h>
      <text:p text:style-name="P18"><text:span text:style-name="Source_20_Text"><text:span text:style-name="T7">Ninguna.</text:span></text:span></text:p>
      <text:h text:style-name="P9" text:outline-level="3"><text:span text:style-name="Source_20_Text">Descripción:</text:span></text:h>
      <text:p text:style-name="P17"><text:span text:style-name="Source_20_Text">Esta función copia n bytes de la memoria apuntada por src a la memoria apuntada por dest. Es importante notar que dest y src pueden ser la misma ubicación en memoria; en tal caso, ft_memcpy simplemente sobrescribe los datos existentes. Esta función es útil para copiar bloques de memoria de manera eficiente, especialmente cuando se necesita duplicar datos o moverlos dentro de la memoria.</text:span></text:p>
      <text:h text:style-name="P6" text:outline-level="1"><text:span text:style-name="Source_20_Text"/></text:h>
      <text:h text:style-name="P4" text:outline-level="1"><text:span text:style-name="Source_20_Text">ft_</text:span><text:span text:style-name="Source_20_Text"><text:span text:style-name="T6">memmove</text:span></text:span></text:h>
      <text:h text:style-name="P9" text:outline-level="3"><text:span text:style-name="Source_20_Text">Prototipo:</text:span></text:h>
      <text:p text:style-name="P17">void *ft_memmove(void *dest, const void *src, size_t n);</text:p>
      <text:h text:style-name="P9" text:outline-level="3"><text:span text:style-name="Source_20_Text">Parámetros:</text:span></text:h>
      <text:p text:style-name="P17"><text:span text:style-name="Source_20_Text">dest: Un puntero a la ubicación donde se copiarán los datos.</text:span></text:p>
      <text:p text:style-name="P17"><text:span text:style-name="Source_20_Text">src: Un puntero a la fuente de los datos que se van a copiar.</text:span></text:p>
      <text:p text:style-name="P17"><text:span text:style-name="Source_20_Text">n: El número de bytes a copiar desde src a dest.</text:span></text:p>
      <text:h text:style-name="P9" text:outline-level="3"><text:span text:style-name="Source_20_Text">Valor devuelto:</text:span></text:h>
      <text:p text:style-name="P17"><text:span text:style-name="Source_20_Text">Un puntero al bloque de memoria dest.</text:span></text:p>
      <text:h text:style-name="P9" text:outline-level="3"><text:span text:style-name="Source_20_Text">Funciones autorizadas: </text:span></text:h>
      <text:p text:style-name="P20"><text:span text:style-name="Source_20_Text"><text:span text:style-name="T8">Ninguna.</text:span></text:span></text:p>
      <text:h text:style-name="P9" text:outline-level="3"><text:span text:style-name="Source_20_Text">Descripción:</text:span></text:h>
      <text:p text:style-name="P17"><text:span text:style-name="Source_20_Text">Esta función copia n bytes de la memoria apuntada por src a la memoria apuntada por dest. A diferencia de ft_memcpy, ft_memmove garantiza que la operación se realice correctamente incluso si la zona de destino y la zona de origen se superponen, es decir, si dest y src apuntan a la misma ubicación en memoria o si dest está dentro del rango de src. Esto hace que ft_memmove sea más seguro usar cuando se sabe que las zonas de memoria pueden solaparse.</text:span></text:p>
      <text:h text:style-name="P6" text:outline-level="1"><text:span text:style-name="Source_20_Text"/></text:h>
      <text:h text:style-name="P4" text:outline-level="1"><text:span text:style-name="Source_20_Text">ft_</text:span><text:span text:style-name="Source_20_Text"><text:span text:style-name="T6">strlcpy</text:span></text:span></text:h>
      <text:h text:style-name="P9" text:outline-level="3"><text:span text:style-name="Source_20_Text">Prototipo:</text:span></text:h>
      <text:p text:style-name="P17">size_t<text:tab/>ft_strlcpy(char *dst, const char *src, size_t size);</text:p>
      <text:h text:style-name="P9" text:outline-level="3"><text:span text:style-name="Source_20_Text">Parámetros:</text:span></text:h>
      <text:p text:style-name="P17"><text:span text:style-name="Source_20_Text">dst: Un puntero a la cadena de destino donde se copiarán los datos.</text:span></text:p>
      <text:p text:style-name="P17"><text:span text:style-name="Source_20_Text">src: Un puntero a la cadena fuente de los datos que se van a copiar.</text:span></text:p>
      <text:p text:style-name="P17"><text:span text:style-name="Source_20_Text">size: El tamaño total disponible para la cadena de destino, incluido el carácter nulo final.</text:span></text:p>
      <text:h text:style-name="P9" text:outline-level="3"><text:span text:style-name="Source_20_Text">Valor devuelto:</text:span></text:h>
      <text:p text:style-name="P17"><text:span text:style-name="Source_20_Text">El tamaño total de la cadena fuente src, incluido el carácter nulo final.</text:span></text:p>
      <text:h text:style-name="P9" text:outline-level="3"><text:span text:style-name="Source_20_Text">Funciones autorizadas: </text:span></text:h>
      <text:p text:style-name="P20"><text:span text:style-name="Source_20_Text"><text:span text:style-name="T8">Ninguno.</text:span></text:span></text:p>
      <text:h text:style-name="P9" text:outline-level="3"><text:span text:style-name="Source_20_Text">Descripción:</text:span></text:h>
      <text:p text:style-name="P17"><text:span text:style-name="Source_20_Text">Esta función copia la cadena src a dst, asegurándose de que dst esté terminada con un carácter nulo (\0) y que no se escriban más de size - 1 caracteres en dst. Si size es igual al tamaño de src, entonces dst será exactamente igual a src, pero aún así se añadirá el carácter nulo final a dst. Esta función es útil para copiar cadenas de manera segura, evitando desbordamientos de búfer al limitar el número de caracteres copiados a size - 1.</text:span></text:p>
      <text:h text:style-name="P6" text:outline-level="1"><text:span text:style-name="Source_20_Text"/></text:h>
      <text:h text:style-name="P4" text:outline-level="1"><text:span text:style-name="Source_20_Text">ft_</text:span><text:span text:style-name="Source_20_Text"><text:span text:style-name="T6">strlcat</text:span></text:span></text:h>
      <text:h text:style-name="P9" text:outline-level="3"><text:span text:style-name="Source_20_Text">Prototipo:</text:span></text:h>
      <text:p text:style-name="P17"><text:span text:style-name="Source_20_Text">size_t<text:tab/>ft_strlcat(char *dst, const char *src, size_t size);</text:span></text:p>
      <text:h text:style-name="P9" text:outline-level="3"><text:span text:style-name="Source_20_Text">Parámetros:</text:span></text:h>
      <text:p text:style-name="P17"><text:span text:style-name="Source_20_Text">dst: Un puntero a la cadena de destino donde se añadirán los datos.</text:span></text:p>
      <text:p text:style-name="P17"><text:span text:style-name="Source_20_Text">src: Un puntero a la cadena fuente de los datos que se van a añadir.</text:span></text:p>
      <text:p text:style-name="P17"><text:span text:style-name="Source_20_Text">size: El tamaño total disponible para la cadena de destino, incluido el espacio para el carácter nulo final.</text:span></text:p>
      <text:h text:style-name="P9" text:outline-level="3"><text:span text:style-name="Source_20_Text">Valor devuelto:</text:span></text:h>
      <text:p text:style-name="P17"><text:span text:style-name="Source_20_Text">El tamaño total de la cadena resultante, incluido el carácter nulo final.</text:span></text:p>
      <text:h text:style-name="P9" text:outline-level="3"><text:span text:style-name="Source_20_Text">Funciones autorizadas: </text:span></text:h>
      <text:p text:style-name="P20"><text:span text:style-name="Source_20_Text"><text:span text:style-name="T8">Ninguna.</text:span></text:span></text:p>
      <text:h text:style-name="P9" text:outline-level="3"><text:span text:style-name="Source_20_Text">Descripción:</text:span></text:h>
      <text:p text:style-name="P17"><text:span text:style-name="Source_20_Text">Esta función concatena la cadena src al final de dst, asegurándose de que dst esté terminada con un carácter nulo (\0) y que no se escriban más de size - 1 caracteres en dst. Si size es menor que el tamaño de src, entonces solo se copian size - strlen(dst) - 1 caracteres de src a dst, y se añade el carácter nulo final. Esta función es útil para concatenar cadenas de manera segura, evitando desbordamientos de búfer al limitar el número de caracteres añadidos a size - 1.</text:span></text:p>
      <text:h text:style-name="P6" text:outline-level="1"><text:span text:style-name="Source_20_Text"/></text:h>
      <text:h text:style-name="P4" text:outline-level="1"><text:span text:style-name="Source_20_Text">ft_</text:span><text:span text:style-name="Source_20_Text"><text:span text:style-name="T6">toupper</text:span></text:span></text:h>
      <text:h text:style-name="P9" text:outline-level="3"><text:span text:style-name="Source_20_Text">Prototipo:</text:span></text:h>
      <text:p text:style-name="P17"><text:span text:style-name="Source_20_Text">int<text:tab/>ft_toupper(int c);</text:span></text:p>
      <text:h text:style-name="P9" text:outline-level="3"><text:span text:style-name="Source_20_Text">Parámetros:</text:span></text:h>
      <text:p text:style-name="P17"><text:span text:style-name="Source_20_Text">c: Un carácter cuyo valor ASCII se desea convertir a mayúsculas.</text:span></text:p>
      <text:h text:style-name="P9" text:outline-level="3"><text:span text:style-name="Source_20_Text">Valor devuelto:</text:span></text:h>
      <text:p text:style-name="P17"><text:span text:style-name="Source_20_Text">El carácter c convertido a mayúsculas si es posible, o el carácter original si no es convertible a mayúsculas.</text:span></text:p>
      <text:h text:style-name="P9" text:outline-level="3"><text:span text:style-name="Source_20_Text">Funciones autorizadas: </text:span></text:h>
      <text:p text:style-name="P20"><text:span text:style-name="Source_20_Text"><text:span text:style-name="T8">Ninguna.</text:span></text:span></text:p>
      <text:h text:style-name="P9" text:outline-level="3"><text:span text:style-name="Source_20_Text">Descripción:</text:span></text:h>
      <text:p text:style-name="P17"><text:span text:style-name="Source_20_Text">Esta función convierte un carácter dado c a su correspondiente versión en mayúsculas, según el estándar ASCII. Retorna el carácter c convertido a mayúsculas si es posible (es decir, si c es una letra minúscula), o el carácter original si no es convertible a mayúsculas (por ejemplo, espacios, signos de puntuación, etc.). Esta función es útil para normalizar el caso de caracteres individuales en cadenas de texto, asegurando que todas las versiones de un carácter sean consistentemente tratadas como iguales en términos de comparación de cadenas.</text:span></text:p>
      <text:h text:style-name="P6" text:outline-level="1"><text:span text:style-name="Source_20_Text"/></text:h>
      <text:h text:style-name="P4" text:outline-level="1"><text:span text:style-name="Source_20_Text">ft_</text:span><text:span text:style-name="Source_20_Text"><text:span text:style-name="T6">tolower</text:span></text:span></text:h>
      <text:h text:style-name="P9" text:outline-level="3"><text:span text:style-name="Source_20_Text">Prototipo:</text:span></text:h>
      <text:p text:style-name="P17"><text:span text:style-name="Source_20_Text">int<text:tab/>ft_tolower(int c);</text:span></text:p>
      <text:h text:style-name="P9" text:outline-level="3"><text:span text:style-name="Source_20_Text">Parámetros:</text:span></text:h>
      <text:p text:style-name="P17"><text:span text:style-name="Source_20_Text">c: Un carácter cuyo valor ASCII se desea convertir a minúsculas.</text:span></text:p>
      <text:h text:style-name="P9" text:outline-level="3"><text:span text:style-name="Source_20_Text">Valor devuelto:</text:span></text:h>
      <text:p text:style-name="P17"><text:span text:style-name="Source_20_Text">El carácter c convertido a minúsculas si es posible, o el carácter original si no es convertible a minúsculas.</text:span></text:p>
      <text:h text:style-name="P9" text:outline-level="3"><text:span text:style-name="Source_20_Text">Funciones autorizadas: </text:span></text:h>
      <text:p text:style-name="P21"><text:span text:style-name="Source_20_Text"><text:span text:style-name="T9">Ninguna.</text:span></text:span></text:p>
      <text:h text:style-name="P9" text:outline-level="3"><text:span text:style-name="Source_20_Text">Descripción:</text:span></text:h>
      <text:p text:style-name="P17"><text:span text:style-name="Source_20_Text">Esta función convierte un carácter dado c a su correspondiente versión en minúsculas, según el estándar ASCII. Retorna el carácter c convertido a minúsculas si es posible (es decir, si c es una letra mayúscula), o el carácter original si no es convertible a minúsculas (por ejemplo, espacios, signos de puntuación, etc.). Esta función es útil para normalizar el caso de caracteres individuales en cadenas de texto, asegurando que todas las versiones de un carácter sean consistentemente tratadas como iguales en términos de comparación de cadenas.</text:span></text:p>
      <text:h text:style-name="P6" text:outline-level="1"><text:span text:style-name="Source_20_Text"/></text:h>
      <text:h text:style-name="P4" text:outline-level="1"><text:span text:style-name="Source_20_Text">ft_</text:span><text:span text:style-name="Source_20_Text"><text:span text:style-name="T6">strchr</text:span></text:span></text:h>
      <text:h text:style-name="P9" text:outline-level="3"><text:span text:style-name="Source_20_Text">Prototipo:</text:span></text:h>
      <text:p text:style-name="P17"><text:span text:style-name="Source_20_Text">char<text:tab/>*ft_strchr(const char *s, int c);</text:span></text:p>
      <text:h text:style-name="P9" text:outline-level="3"><text:span text:style-name="Source_20_Text">Parámetros:</text:span></text:h>
      <text:p text:style-name="P17"><text:span text:style-name="Source_20_Text">s: Una cadena de caracteres (const char *) en la que buscar el carácter c.</text:span></text:p>
      <text:p text:style-name="P17"><text:span text:style-name="Source_20_Text">c: El carácter que se busca en la cadena s.</text:span></text:p>
      <text:h text:style-name="P9" text:outline-level="3"><text:span text:style-name="Source_20_Text">Valor devuelto:</text:span></text:h>
      <text:p text:style-name="P17"><text:span text:style-name="Source_20_Text">Un puntero al primer carácter encontrado en s que coincide con c, o NULL si no se encuentra ningún carácter coincidente.</text:span></text:p>
      <text:h text:style-name="P9" text:outline-level="3"><text:span text:style-name="Source_20_Text">Funciones autorizadas: </text:span></text:h>
      <text:p text:style-name="P21"><text:span text:style-name="Source_20_Text"><text:span text:style-name="T9">Ninguna.</text:span></text:span></text:p>
      <text:h text:style-name="P9" text:outline-level="3"><text:span text:style-name="Source_20_Text">Descripción:</text:span></text:h>
      <text:p text:style-name="P17"><text:span text:style-name="Source_20_Text">Esta función busca el primer carácter c en la cadena s. Retorna un puntero al primer carácter encontrado que coincide con c, o NULL si no se encuentra ningún carácter coincidente. Esta función es útil para localizar la posición de un carácter específico dentro de una cadena, lo cual es común en diversas operaciones de manipulación de cadenas, como sustituciones condicionales o extracciones basadas en patrones.</text:span></text:p>
      <text:h text:style-name="P6" text:outline-level="1"><text:span text:style-name="Source_20_Text"/></text:h>
      <text:h text:style-name="P4" text:outline-level="1"><text:span text:style-name="Source_20_Text">ft_</text:span><text:span text:style-name="Source_20_Text"><text:span text:style-name="T6">strrchr</text:span></text:span></text:h>
      <text:h text:style-name="P9" text:outline-level="3"><text:span text:style-name="Source_20_Text">Prototipo:</text:span></text:h>
      <text:p text:style-name="P17"><text:span text:style-name="Source_20_Text">char<text:tab/>*ft_strrchr(const char *s, int c);</text:span></text:p>
      <text:h text:style-name="P9" text:outline-level="3"><text:span text:style-name="Source_20_Text">Parámetros:</text:span></text:h>
      <text:p text:style-name="P17">s: Una cadena de caracteres (const char *) en la que buscar el último carácter c.</text:p>
      <text:p text:style-name="P17">c: El carácter que se busca en la cadena s.</text:p>
      <text:h text:style-name="P9" text:outline-level="3"><text:span text:style-name="Source_20_Text">Valor devuelto:</text:span></text:h>
      <text:p text:style-name="P17"><text:span text:style-name="Source_20_Text">Un puntero al último carácter encontrado en s que coincide con c, o NULL si no se encuentra ningún carácter coincidente.</text:span></text:p>
      <text:h text:style-name="P9" text:outline-level="3"><text:span text:style-name="Source_20_Text">Funciones autorizadas: </text:span></text:h>
      <text:p text:style-name="P22"><text:span text:style-name="Source_20_Text"><text:span text:style-name="T10">Ninguna.</text:span></text:span></text:p>
      <text:h text:style-name="P9" text:outline-level="3"><text:span text:style-name="Source_20_Text">Descripción:</text:span></text:h>
      <text:p text:style-name="P17"><text:span text:style-name="Source_20_Text">Esta función busca el último carácter c en la cadena s. Retorna un puntero al último carácter encontrado que coincide con c, o NULL si no se encuentra ningún carácter coincidente. Diferenciándose de ft_strchr, ft_strrchr comienza la búsqueda desde el final de la cadena hacia el principio, lo que la hace ideal para situaciones donde se necesita encontrar la última ocurrencia de un carácter específico en una cadena.</text:span></text:p>
      <text:h text:style-name="P6" text:outline-level="1"><text:span text:style-name="Source_20_Text"/></text:h>
      <text:h text:style-name="P4" text:outline-level="1"><text:span text:style-name="Source_20_Text">ft_</text:span><text:span text:style-name="Source_20_Text"><text:span text:style-name="T6">strncmp</text:span></text:span></text:h>
      <text:h text:style-name="P9" text:outline-level="3"><text:span text:style-name="Source_20_Text">Prototipo:</text:span></text:h>
      <text:p text:style-name="P17"><text:span text:style-name="Source_20_Text">int<text:tab/>ft_strncmp(const char *s1, const char *s2, size_t n);</text:span></text:p>
      <text:h text:style-name="P9" text:outline-level="3"><text:span text:style-name="Source_20_Text">Parámetros:</text:span></text:h>
      <text:p text:style-name="P17"><text:span text:style-name="Source_20_Text">s1: Una cadena de caracteres (const char *) que se compara con s2.</text:span></text:p>
      <text:p text:style-name="P17"><text:span text:style-name="Source_20_Text">s2: Otra cadena de caracteres (const char *) que se compara con s1.</text:span></text:p>
      <text:p text:style-name="P17"><text:span text:style-name="Source_20_Text">n: El número máximo de caracteres a comparar entre s1 y s2.</text:span></text:p>
      <text:h text:style-name="P9" text:outline-level="3"><text:span text:style-name="Source_20_Text">Valor devuelto:</text:span></text:h>
      <text:p text:style-name="P17"><text:span text:style-name="Source_20_Text">Un entero que indica el resultado de la comparación:</text:span></text:p>
      <text:list xml:id="list2544824927" text:style-name="L7">
        <text:list-item>
          <text:p text:style-name="P23"><text:span text:style-name="Source_20_Text">Menor que 0 si s1 es lexicográficamente anterior a s2.</text:span></text:p>
        </text:list-item>
        <text:list-item>
          <text:p text:style-name="P23"><text:span text:style-name="Source_20_Text">Cero si s1 y s2 son iguales hasta el n-ésimo carácter.</text:span></text:p>
        </text:list-item>
        <text:list-item>
          <text:p text:style-name="P23"><text:span text:style-name="Source_20_Text">Mayor que 0 si s1 es lexicográficamente posterior a s2.</text:span></text:p>
        </text:list-item>
      </text:list>
      <text:h text:style-name="P9" text:outline-level="3"><text:span text:style-name="Source_20_Text">Funciones autorizadas: </text:span></text:h>
      <text:p text:style-name="P22"><text:span text:style-name="Source_20_Text"><text:span text:style-name="T10">Ninguna.</text:span></text:span></text:p>
      <text:h text:style-name="P9" text:outline-level="3"><text:span text:style-name="Source_20_Text">Descripción:</text:span></text:h>
      <text:p text:style-name="P17"><text:span text:style-name="Source_20_Text">Esta función compara las primeras n posiciones de las cadenas s1 y s2. Retorna un entero que indica el resultado de la comparación lexicográfica de estas dos cadenas. Es útil para comparar cadenas de manera flexible, permitiendo especificar un límite en la cantidad de caracteres a comparar, lo cual es especialmente útil en situaciones donde las cadenas pueden tener diferentes longitudes o cuando se quiere ignorar el resto de la cadena después de cierto punto.</text:span></text:p>
      <text:h text:style-name="P6" text:outline-level="1"><text:span text:style-name="Source_20_Text"/></text:h>
      <text:h text:style-name="P4" text:outline-level="1"><text:span text:style-name="Source_20_Text">ft_</text:span><text:span text:style-name="Source_20_Text"><text:span text:style-name="T6">memchr</text:span></text:span></text:h>
      <text:h text:style-name="P9" text:outline-level="3"><text:span text:style-name="Source_20_Text">Prototipo:</text:span></text:h>
      <text:p text:style-name="P17"><text:span text:style-name="Source_20_Text">void<text:tab/>*ft_memchr(const void *s, int c, size_t n);</text:span></text:p>
      <text:h text:style-name="P9" text:outline-level="3"><text:span text:style-name="Source_20_Text">Parámetros:</text:span></text:h>
      <text:p text:style-name="P17"><text:span text:style-name="Source_20_Text">s: Un puntero a la ubicación inicial donde comenzará la búsqueda.</text:span></text:p>
      <text:p text:style-name="P17"><text:span text:style-name="Source_20_Text">c: El valor del carácter que se busca.</text:span></text:p>
      <text:p text:style-name="P17"><text:span text:style-name="Source_20_Text">n: El número de bytes a buscar en la memoria apuntada por s.</text:span></text:p>
      <text:h text:style-name="P9" text:outline-level="3"><text:span text:style-name="Source_20_Text">Valor devuelto:</text:span></text:h>
      <text:p text:style-name="P17"><text:span text:style-name="Source_20_Text">Un puntero al primer byte encontrado que coincide con c, o NULL si no se encuentra ninguna coincidencia.</text:span></text:p>
      <text:h text:style-name="P9" text:outline-level="3"><text:span text:style-name="Source_20_Text">Funciones autorizadas: </text:span></text:h>
      <text:p text:style-name="P22"><text:span text:style-name="Source_20_Text"><text:span text:style-name="T10">Ninguna.</text:span></text:span></text:p>
      <text:h text:style-name="P9" text:outline-level="3"><text:span text:style-name="Source_20_Text">Descripción:</text:span></text:h>
      <text:p text:style-name="P17"><text:span text:style-name="Source_20_Text">Esta función busca el primer byte en la memoria apuntada por s que coincide con el valor del carácter c. Retorna un puntero al primer byte encontrado que coincide con c, o NULL si no se encuentra ninguna coincidencia. Esta función es útil para localizar rápidamente una secuencia de bytes específicos dentro de un bloque de memoria, lo cual es común en varias operaciones de manipulación de datos binarios, como la búsqueda de marcadores o delimitadores dentro de estructuras de datos.</text:span></text:p>
      <text:h text:style-name="P6" text:outline-level="1"><text:span text:style-name="Source_20_Text"/></text:h>
      <text:h text:style-name="P4" text:outline-level="1"><text:span text:style-name="Source_20_Text">ft_</text:span><text:span text:style-name="Source_20_Text"><text:span text:style-name="T6">strnstr</text:span></text:span></text:h>
      <text:h text:style-name="P9" text:outline-level="3"><text:span text:style-name="Source_20_Text">Prototipo:</text:span></text:h>
      <text:p text:style-name="P17"><text:span text:style-name="Source_20_Text">char<text:tab/>*ft_strnstr(const char *big, const char *little, size_t len);</text:span></text:p>
      <text:h text:style-name="P9" text:outline-level="3"><text:span text:style-name="Source_20_Text">Parámetros:</text:span></text:h>
      <text:p text:style-name="P17"><text:span text:style-name="Source_20_Text">big: Una cadena de caracteres (const char *) en la que buscar la subcadena little.</text:span></text:p>
      <text:p text:style-name="P17"><text:span text:style-name="Source_20_Text">little: Una cadena de caracteres (const char *) que se busca dentro de big.</text:span></text:p>
      <text:p text:style-name="P17"><text:span text:style-name="Source_20_Text">len: El número máximo de caracteres a considerar dentro de big durante la búsqueda.</text:span></text:p>
      <text:h text:style-name="P9" text:outline-level="3"><text:span text:style-name="Source_20_Text">Valor devuelto:</text:span></text:h>
      <text:p text:style-name="P17"><text:span text:style-name="Source_20_Text">Un puntero al inicio de la primera aparición de little dentro de big, o NULL si little no se encuentra dentro de big o si little es una cadena vacía.</text:span></text:p>
      <text:h text:style-name="P9" text:outline-level="3"><text:span text:style-name="Source_20_Text">Funciones autorizadas: </text:span></text:h>
      <text:p text:style-name="P17"><text:span text:style-name="Source_20_Text">Ninguna.</text:span></text:p>
      <text:h text:style-name="P9" text:outline-level="3"><text:span text:style-name="Source_20_Text">Descripción:</text:span></text:h>
      <text:p text:style-name="P17"><text:span text:style-name="Source_20_Text">Esta función busca la primera aparición de la subcadena little dentro de la cadena big, considerando solo los primeros len caracteres de big. Retorna un puntero al inicio de la primera aparición encontrada de little dentro de big, o NULL si little no se encuentra dentro de big o si little es una cadena vacía. Esta función es útil para realizar búsquedas de subcadenas dentro de cadenas de manera eficiente, limitando el alcance de la búsqueda a un segmento específico de la cadena principal.</text:span></text:p>
      <text:h text:style-name="P6" text:outline-level="1"><text:span text:style-name="Source_20_Text"/></text:h>
      <text:h text:style-name="P4" text:outline-level="1"><text:span text:style-name="Source_20_Text">ft_</text:span><text:span text:style-name="Source_20_Text"><text:span text:style-name="T6">atoi</text:span></text:span></text:h>
      <text:h text:style-name="P9" text:outline-level="3"><text:span text:style-name="Source_20_Text">Prototipo:</text:span></text:h>
      <text:p text:style-name="P17"><text:span text:style-name="Source_20_Text">int<text:tab/>ft_atoi(const char *nptr);</text:span></text:p>
      <text:h text:style-name="P9" text:outline-level="3"><text:span text:style-name="Source_20_Text">Parámetros:</text:span></text:h>
      <text:p text:style-name="P17"><text:span text:style-name="Source_20_Text">nptr: Un puntero a una cadena de caracteres que representa un número entero en forma de cadena.</text:span></text:p>
      <text:h text:style-name="P9" text:outline-level="3"><text:span text:style-name="Source_20_Text">Valor devuelto:</text:span></text:h>
      <text:p text:style-name="P17"><text:span text:style-name="Source_20_Text">El valor entero correspondiente a la cadena apuntada por nptr.</text:span></text:p>
      <text:h text:style-name="P9" text:outline-level="3"><text:span text:style-name="Source_20_Text">Funciones autorizadas: </text:span></text:h>
      <text:p text:style-name="P22"><text:span text:style-name="Source_20_Text"><text:span text:style-name="T10">Ninguna.</text:span></text:span></text:p>
      <text:h text:style-name="P9" text:outline-level="3"><text:span text:style-name="Source_20_Text">Descripción:</text:span></text:h>
      <text:p text:style-name="P17"><text:span text:style-name="Source_20_Text">Esta función convierte una cadena de caracteres que representa un número entero en su valor numérico correspondiente. Comienza analizando los caracteres de la cadena desde el principio hasta que encuentra un carácter que no es parte del conjunto numérico (caracteres no numéricos, signos de puntuación, etc.), o hasta que alcanza el final de la cadena. Los valores numéricos pueden ser positivos o negativos, y la función ignora los caracteres de signo '+' y '-' al principio de la cadena, excepto el primero si está presente. Retorna el valor entero correspondiente a la cadena apuntada por nptr.</text:span></text:p>
      <text:h text:style-name="P6" text:outline-level="1"><text:span text:style-name="Source_20_Text"/></text:h>
      <text:h text:style-name="P4" text:outline-level="1"><text:span text:style-name="Source_20_Text">ft_</text:span><text:span text:style-name="Source_20_Text"><text:span text:style-name="T6">calloc</text:span></text:span></text:h>
      <text:h text:style-name="P9" text:outline-level="3"><text:span text:style-name="Source_20_Text">Prototipo:</text:span></text:h>
      <text:p text:style-name="P17"><text:span text:style-name="Source_20_Text">void<text:tab/>*ft_calloc(size_t count, size_t size);</text:span></text:p>
      <text:h text:style-name="P9" text:outline-level="3"><text:span text:style-name="Source_20_Text">Parámetros:</text:span></text:h>
      <text:p text:style-name="P17"><text:span text:style-name="Source_20_Text">count: El número de elementos a reservar.</text:span></text:p>
      <text:p text:style-name="P17"><text:span text:style-name="Source_20_Text">size: El tamaño de cada elemento a reservar.</text:span></text:p>
      <text:h text:style-name="P9" text:outline-level="3"><text:span text:style-name="Source_20_Text">Valor devuelto:</text:span></text:h>
      <text:p text:style-name="P17"><text:span text:style-name="Source_20_Text">Un puntero al bloque de memoria reservado, o NULL si la reserva falla.</text:span></text:p>
      <text:h text:style-name="P9" text:outline-level="3"><text:span text:style-name="Source_20_Text">Funciones autorizadas: </text:span></text:h>
      <text:p text:style-name="P22"><text:span text:style-name="Source_20_Text"><text:span text:style-name="T10">Ninguna.</text:span></text:span></text:p>
      <text:h text:style-name="P9" text:outline-level="3"><text:span text:style-name="Source_20_Text">Descripción:</text:span></text:h>
      <text:p text:style-name="P17"><text:span text:style-name="Source_20_Text">Esta función reserva un bloque de memoria de tamaño suficiente para almacenar count elementos de size bytes cada uno, inicializando todos los bytes reservados a cero. Es similar a malloc, pero con la adición de la inicialización de los bytes reservados a cero. Esto es particularmente útil cuando se necesita trabajar con arrays de números enteros o flotantes, ya que garantiza que todos los elementos estén inicializados a un valor conocido y seguro, evitando comportamientos indefinidos o datos residuales de otras operaciones.</text:span></text:p>
      <text:h text:style-name="P6" text:outline-level="1"><text:span text:style-name="Source_20_Text"/></text:h>
      <text:h text:style-name="P4" text:outline-level="1"><text:span text:style-name="Source_20_Text">ft_</text:span><text:span text:style-name="Source_20_Text"><text:span text:style-name="T6">strdup</text:span></text:span></text:h>
      <text:h text:style-name="P9" text:outline-level="3"><text:span text:style-name="Source_20_Text">Prototipo:</text:span></text:h>
      <text:p text:style-name="P17"><text:span text:style-name="Source_20_Text">char<text:tab/>*ft_strdup(const char *s1);</text:span></text:p>
      <text:h text:style-name="P9" text:outline-level="3"><text:span text:style-name="Source_20_Text">Parámetros:</text:span></text:h>
      <text:p text:style-name="P17"><text:span text:style-name="Source_20_Text">s1: Una cadena de caracteres (const char *) cuya copia se desea crear.</text:span></text:p>
      <text:h text:style-name="P9" text:outline-level="3"><text:span text:style-name="Source_20_Text">Valor devuelto:</text:span></text:h>
      <text:p text:style-name="P17"><text:span text:style-name="Source_20_Text">Un puntero a la nueva cadena creada, que es una copia de s1. Retorna NULL si la operación falla.</text:span></text:p>
      <text:h text:style-name="P9" text:outline-level="3"><text:span text:style-name="Source_20_Text">Funciones autorizadas: </text:span></text:h>
      <text:p text:style-name="P22"><text:span text:style-name="Source_20_Text"><text:span text:style-name="T10">Ninguna.</text:span></text:span></text:p>
      <text:h text:style-name="P9" text:outline-level="3"><text:span text:style-name="Source_20_Text">Descripción:</text:span></text:h>
      <text:p text:style-name="P17"><text:span text:style-name="Source_20_Text">Esta función crea y devuelve una copia de la cadena s1. La nueva cadena tiene el mismo contenido que s1 y debe ser liberada manualmente utilizando free cuando ya no sea necesaria. Es útil para duplicar cadenas de caracteres, especialmente cuando se necesita modificar una copia de una cadena sin afectar la original.</text:span></text:p>
      <text:p text:style-name="P13"><text:span text:style-name="Source_20_Text"><text:span text:style-name="T1"/></text:span></text:p>
      <text:p text:style-name="P14"><text:span text:style-name="Source_20_Text"><text:span text:style-name="T1">PARTE </text:span></text:span><text:span text:style-name="Source_20_Text"><text:span text:style-name="T6">2</text:span></text:span><text:span text:style-name="Source_20_Text"><text:span text:style-name="T1"> – Funciones </text:span></text:span><text:span text:style-name="Source_20_Text"><text:span text:style-name="T6">adicionales</text:span></text:span><text:span text:style-name="Source_20_Text"><text:span text:style-name="T1">.</text:span></text:span></text:p>
      <text:h text:style-name="P3" text:outline-level="1"><text:span text:style-name="Source_20_Text">ft_</text:span><text:span text:style-name="Source_20_Text"><text:span text:style-name="T6">substr</text:span></text:span></text:h>
      <text:h text:style-name="P9" text:outline-level="3"><text:span text:style-name="Source_20_Text">Prototipo:</text:span></text:h>
      <text:p text:style-name="Text_20_body"><text:span text:style-name="Source_20_Text">char *ft_substr(char const *s, unsigned int start, size_t len);</text:span></text:p>
      <text:h text:style-name="P9" text:outline-level="3"><text:span text:style-name="Source_20_Text">Parámetros:</text:span></text:h>
      <text:p text:style-name="Text_20_body">s: La string desde la que crear la substring.</text:p>
      <text:p text:style-name="Text_20_body">start: El índice del caracter en ’s’ desde el que empezar la substring.</text:p>
      <text:p text:style-name="Text_20_body">len: La longitud máxima de la substring.</text:p>
      <text:h text:style-name="P9" text:outline-level="3"><text:span text:style-name="Source_20_Text">Valor devuelto:</text:span></text:h>
      <text:p text:style-name="P24"><text:span text:style-name="Source_20_Text">La substring resultante.</text:span></text:p>
      <text:p text:style-name="P24"><text:span text:style-name="Source_20_Text">NULL si falla la reserva de memoria.</text:span></text:p>
      <text:h text:style-name="P9" text:outline-level="3"><text:span text:style-name="Source_20_Text">Funciones autorizadas: </text:span></text:h>
      <text:p text:style-name="P22"><text:span text:style-name="Source_20_Text"><text:span text:style-name="T10">Malloc.</text:span></text:span></text:p>
      <text:h text:style-name="P9" text:outline-level="3"><text:span text:style-name="Source_20_Text">Descripción:</text:span></text:h>
      <text:p text:style-name="P17">Reserva (con malloc(3)) y devuelve una substring de la string ’s’.</text:p>
      <text:p text:style-name="P17">La substring empieza desde el índice ’start’ y tiene una longitud máxima ’len’.</text:p>
      <text:h text:style-name="P6" text:outline-level="1"><text:span text:style-name="Source_20_Text"/></text:h>
      <text:h text:style-name="P4" text:outline-level="1"><text:span text:style-name="Source_20_Text">ft_</text:span><text:span text:style-name="Source_20_Text"><text:span text:style-name="T6">strjoin</text:span></text:span></text:h>
      <text:h text:style-name="P9" text:outline-level="3"><text:span text:style-name="Source_20_Text">Prototipo:</text:span></text:h>
      <text:p text:style-name="P17">char *ft_strjoin(char const *s1, char const *s2);</text:p>
      <text:h text:style-name="P9" text:outline-level="3"><text:span text:style-name="Source_20_Text">Parámetros:</text:span></text:h>
      <text:p text:style-name="P17"><text:span text:style-name="Source_20_Text">s1: La primera string.</text:span></text:p>
      <text:p text:style-name="P17"><text:span text:style-name="Source_20_Text">s2: La string a añadir a ’s1’.</text:span></text:p>
      <text:h text:style-name="P9" text:outline-level="3"><text:span text:style-name="Source_20_Text">Valor devuelto:</text:span></text:h>
      <text:p text:style-name="P17"><text:span text:style-name="Source_20_Text">La nueva string.</text:span></text:p>
      <text:p text:style-name="P17"><text:span text:style-name="Source_20_Text">NULL si falla la reserva de memoria.</text:span></text:p>
      <text:h text:style-name="P9" text:outline-level="3"><text:span text:style-name="Source_20_Text">Funciones autorizadas: </text:span></text:h>
      <text:p text:style-name="P24"><text:span text:style-name="Source_20_Text"><text:span text:style-name="T11">Malloc.</text:span></text:span></text:p>
      <text:h text:style-name="P9" text:outline-level="3"><text:span text:style-name="Source_20_Text">Descripción:</text:span></text:h>
      <text:p text:style-name="P17"><text:span text:style-name="Source_20_Text">Reserva (con malloc(3)) y devuelve una nueva string, formada por la concatenación de ’s1’ y ’s2’.</text:span></text:p>
      <text:h text:style-name="P6" text:outline-level="1"><text:span text:style-name="Source_20_Text"/></text:h>
      <text:h text:style-name="P4" text:outline-level="1"><text:span text:style-name="Source_20_Text">ft_</text:span><text:span text:style-name="Source_20_Text"><text:span text:style-name="T6">strtrim</text:span></text:span></text:h>
      <text:h text:style-name="P9" text:outline-level="3"><text:span text:style-name="Source_20_Text">Prototipo:</text:span></text:h>
      <text:p text:style-name="P17"><text:span text:style-name="Source_20_Text">char *ft_strtrim(char const *s1, char const *set);</text:span></text:p>
      <text:h text:style-name="P9" text:outline-level="3"><text:span text:style-name="Source_20_Text">Parámetros:</text:span></text:h>
      <text:p text:style-name="P24"><text:span text:style-name="Source_20_Text">s1: La string que debe ser recortada.</text:span></text:p>
      <text:p text:style-name="P24"><text:span text:style-name="Source_20_Text">set: Los caracteres a eliminar de la string.</text:span></text:p>
      <text:h text:style-name="P9" text:outline-level="3"><text:span text:style-name="Source_20_Text">Valor devuelto:</text:span></text:h>
      <text:p text:style-name="P17"><text:span text:style-name="Source_20_Text">La string recortada.</text:span></text:p>
      <text:p text:style-name="P17"><text:span text:style-name="Source_20_Text">NULL si falla la reserva de memoria.</text:span></text:p>
      <text:h text:style-name="P9" text:outline-level="3"><text:span text:style-name="Source_20_Text">Funciones autorizadas: </text:span></text:h>
      <text:p text:style-name="P24"><text:span text:style-name="Source_20_Text"><text:span text:style-name="T11">Malloc.</text:span></text:span></text:p>
      <text:h text:style-name="P9" text:outline-level="3"><text:span text:style-name="Source_20_Text">Descripción:</text:span></text:h>
      <text:p text:style-name="P17"><text:span text:style-name="Source_20_Text">Elimina todos los caracteres de la string ’set’ desde el principio y desde el final de ’s1’, hasta encontrar un caracter no perteneciente a ’set’. La string resultante se devuelve con una reserva de malloc(3).</text:span></text:p>
      <text:h text:style-name="P6" text:outline-level="1"><text:span text:style-name="Source_20_Text"/></text:h>
      <text:h text:style-name="P4" text:outline-level="1"><text:span text:style-name="Source_20_Text">ft_</text:span><text:span text:style-name="Source_20_Text"><text:span text:style-name="T6">split</text:span></text:span></text:h>
      <text:h text:style-name="P9" text:outline-level="3"><text:span text:style-name="Source_20_Text">Prototipo:</text:span></text:h>
      <text:p text:style-name="P17"><text:span text:style-name="Source_20_Text">char **ft_split(char const *s, char c);</text:span></text:p>
      <text:h text:style-name="P9" text:outline-level="3"><text:span text:style-name="Source_20_Text">Parámetros:</text:span></text:h>
      <text:p text:style-name="P24"><text:span text:style-name="Source_20_Text">s: La string a separar. </text:span></text:p>
      <text:p text:style-name="P24"><text:span text:style-name="Source_20_Text">c: El carácter delimitador.</text:span></text:p>
      <text:h text:style-name="P9" text:outline-level="3"><text:span text:style-name="Source_20_Text">Valor devuelto:</text:span></text:h>
      <text:p text:style-name="P24"><text:span text:style-name="Source_20_Text">El array de nuevas strings resultante de la separación. </text:span></text:p>
      <text:p text:style-name="P24"><text:span text:style-name="Source_20_Text">NULL si falla la reserva de memoria.</text:span></text:p>
      <text:h text:style-name="P9" text:outline-level="3"><text:span text:style-name="Source_20_Text">Funciones autorizadas: </text:span></text:h>
      <text:p text:style-name="P24"><text:span text:style-name="Source_20_Text"><text:span text:style-name="T11">Malloc, free.</text:span></text:span></text:p>
      <text:h text:style-name="P9" text:outline-level="3"><text:span text:style-name="Source_20_Text">Descripción:</text:span></text:h>
      <text:p text:style-name="Text_20_body">Reserva (utilizando malloc(3)) un array de strings resultante de separar la string ’s’ en substrings utilizando el caracter ’c’ como delimitador. El array debe terminar con un puntero NULL.</text:p>
      <text:h text:style-name="P6" text:outline-level="1"><text:span text:style-name="Source_20_Text"/></text:h>
      <text:h text:style-name="P4" text:outline-level="1"><text:span text:style-name="Source_20_Text">ft_</text:span><text:span text:style-name="Source_20_Text"><text:span text:style-name="T6">itoa</text:span></text:span></text:h>
      <text:h text:style-name="P9" text:outline-level="3"><text:span text:style-name="Source_20_Text">Prototipo:</text:span></text:h>
      <text:p text:style-name="P17">char *ft_itoa(int n);</text:p>
      <text:h text:style-name="P9" text:outline-level="3"><text:span text:style-name="Source_20_Text">Parámetros:</text:span></text:h>
      <text:p text:style-name="P17"><text:span text:style-name="Source_20_Text">n: el entero a convertir.</text:span></text:p>
      <text:h text:style-name="P9" text:outline-level="3"><text:span text:style-name="Source_20_Text">Valor devuelto:</text:span></text:h>
      <text:p text:style-name="P17"><text:span text:style-name="Source_20_Text">La string que represente el número.</text:span></text:p>
      <text:p text:style-name="P17"><text:span text:style-name="Source_20_Text">NULL si falla la reserva de memoria.</text:span></text:p>
      <text:h text:style-name="P9" text:outline-level="3"><text:span text:style-name="Source_20_Text">Funciones autorizadas: </text:span></text:h>
      <text:p text:style-name="P24"><text:span text:style-name="Source_20_Text"><text:span text:style-name="T11">Malloc.</text:span></text:span></text:p>
      <text:h text:style-name="P9" text:outline-level="3"><text:span text:style-name="Source_20_Text">Descripción:</text:span></text:h>
      <text:p text:style-name="P17"><text:span text:style-name="Source_20_Text">Utilizando malloc(3), genera una string que represente el valor entero recibido como argumento. Los números negativos tienen que gestionarse.</text:span></text:p>
      <text:h text:style-name="P6" text:outline-level="1"><text:span text:style-name="Source_20_Text"/></text:h>
      <text:h text:style-name="P4" text:outline-level="1"><text:span text:style-name="Source_20_Text">ft_</text:span><text:span text:style-name="Source_20_Text"><text:span text:style-name="T6">strmapi</text:span></text:span></text:h>
      <text:h text:style-name="P9" text:outline-level="3"><text:span text:style-name="Source_20_Text">Prototipo:</text:span></text:h>
      <text:p text:style-name="P17"><text:span text:style-name="Source_20_Text">char *ft_strmapi(char const *s, char (*f)(unsigned int, char));</text:span></text:p>
      <text:h text:style-name="P9" text:outline-level="3"><text:span text:style-name="Source_20_Text">Parámetros:</text:span></text:h>
      <text:p text:style-name="P17"><text:span text:style-name="Source_20_Text">s: La string que iterar.</text:span></text:p>
      <text:p text:style-name="P17"><text:span text:style-name="Source_20_Text">f: La función a aplicar sobre cada carácter.</text:span></text:p>
      <text:h text:style-name="P9" text:outline-level="3"><text:span text:style-name="Source_20_Text">Valor devuelto:</text:span></text:h>
      <text:p text:style-name="P17"><text:span text:style-name="Source_20_Text">La string creada tras el correcto uso de ’f’ sobre</text:span></text:p>
      <text:p text:style-name="P17"><text:span text:style-name="Source_20_Text">cada carácter.</text:span></text:p>
      <text:p text:style-name="P17"><text:span text:style-name="Source_20_Text">NULL si falla la reserva de memoria.</text:span></text:p>
      <text:h text:style-name="P9" text:outline-level="3"><text:span text:style-name="Source_20_Text">Funciones autorizadas: </text:span></text:h>
      <text:p text:style-name="P24"><text:span text:style-name="Source_20_Text"><text:span text:style-name="T11">Malloc.</text:span></text:span></text:p>
      <text:h text:style-name="P9" text:outline-level="3"><text:span text:style-name="Source_20_Text">Descripción:</text:span></text:h>
      <text:p text:style-name="P17"><text:span text:style-name="Source_20_Text">Aplica la función ’f’ a cada carácter de la cadena ’s’, pasando su índice como primer argumento y el propio carácter como segundo argumento. Se crea una nueva cadena (utilizando malloc(3)) para recoger los resultados de las sucesivas aplicaciones de ’f’.</text:span></text:p>
      <text:h text:style-name="P6" text:outline-level="1"><text:span text:style-name="Source_20_Text"/></text:h>
      <text:h text:style-name="P4" text:outline-level="1"><text:span text:style-name="Source_20_Text">ft_</text:span><text:span text:style-name="Source_20_Text"><text:span text:style-name="T6">striteri</text:span></text:span></text:h>
      <text:h text:style-name="P9" text:outline-level="3"><text:span text:style-name="Source_20_Text">Prototipo:</text:span></text:h>
      <text:p text:style-name="P17"><text:span text:style-name="Source_20_Text">void ft_striteri(char *s, void (*f)(unsigned int, char*));</text:span></text:p>
      <text:h text:style-name="P9" text:outline-level="3"><text:span text:style-name="Source_20_Text">Parámetros:</text:span></text:h>
      <text:p text:style-name="P17"><text:span text:style-name="Source_20_Text">s: La string que iterar.</text:span></text:p>
      <text:p text:style-name="P17"><text:span text:style-name="Source_20_Text">f: La función a aplicar sobre cada carácter.</text:span></text:p>
      <text:h text:style-name="P9" text:outline-level="3"><text:span text:style-name="Source_20_Text">Valor devuelto:</text:span></text:h>
      <text:p text:style-name="P24"><text:span text:style-name="Source_20_Text"><text:span text:style-name="T11">Ninguno.</text:span></text:span></text:p>
      <text:h text:style-name="P9" text:outline-level="3"><text:span text:style-name="Source_20_Text">Funciones autorizadas: </text:span></text:h>
      <text:p text:style-name="P24"><text:span text:style-name="Source_20_Text"><text:span text:style-name="T11">Ninguna.</text:span></text:span></text:p>
      <text:h text:style-name="P9" text:outline-level="3"><text:span text:style-name="Source_20_Text">Descripción:</text:span></text:h>
      <text:p text:style-name="P17"><text:span text:style-name="Source_20_Text">A cada carácter de la string ’s’, aplica la función ’f’ dando como parámetros el índice de cada carácter dentro de ’s’ y la dirección del propio carácter, que podrá modificarse si es necesario.</text:span></text:p>
      <text:h text:style-name="P6" text:outline-level="1"><text:span text:style-name="Source_20_Text"/></text:h>
      <text:h text:style-name="P4" text:outline-level="1"><text:span text:style-name="Source_20_Text">ft_</text:span><text:span text:style-name="Source_20_Text"><text:span text:style-name="T6">putchar_fd</text:span></text:span></text:h>
      <text:h text:style-name="P9" text:outline-level="3"><text:span text:style-name="Source_20_Text">Prototipo:</text:span></text:h>
      <text:p text:style-name="P17">void ft_putchar_fd(char c, int fd);</text:p>
      <text:h text:style-name="P9" text:outline-level="3"><text:span text:style-name="Source_20_Text">Parámetros:</text:span></text:h>
      <text:p text:style-name="P17"><text:span text:style-name="Source_20_Text">c: El carácter a enviar.</text:span></text:p>
      <text:p text:style-name="P17"><text:span text:style-name="Source_20_Text">fd: El file descriptor sobre el que escribir.</text:span></text:p>
      <text:h text:style-name="P9" text:outline-level="3"><text:span text:style-name="Source_20_Text">Valor devuelto:</text:span></text:h>
      <text:p text:style-name="P24"><text:span text:style-name="Source_20_Text"><text:span text:style-name="T11">Ninguno.</text:span></text:span></text:p>
      <text:h text:style-name="P9" text:outline-level="3"><text:span text:style-name="Source_20_Text">Funciones autorizadas: </text:span></text:h>
      <text:p text:style-name="P24"><text:span text:style-name="Source_20_Text"><text:span text:style-name="T11">Write.</text:span></text:span></text:p>
      <text:h text:style-name="P9" text:outline-level="3"><text:span text:style-name="Source_20_Text">Descripción:</text:span></text:h>
      <text:p text:style-name="P17"><text:span text:style-name="Source_20_Text">Envía el carácter ’c’ al file descriptor especificado.</text:span></text:p>
      <text:h text:style-name="P6" text:outline-level="1"><text:span text:style-name="Source_20_Text"/></text:h>
      <text:h text:style-name="P4" text:outline-level="1"><text:span text:style-name="Source_20_Text">ft_</text:span><text:span text:style-name="Source_20_Text"><text:span text:style-name="T6">putstr_fd</text:span></text:span></text:h>
      <text:h text:style-name="P9" text:outline-level="3"><text:span text:style-name="Source_20_Text">Prototipo:</text:span></text:h>
      <text:p text:style-name="P17"><text:span text:style-name="Source_20_Text">void ft_putstr_fd(char *s, int fd);</text:span></text:p>
      <text:h text:style-name="P9" text:outline-level="3"><text:span text:style-name="Source_20_Text">Parámetros:</text:span></text:h>
      <text:p text:style-name="P17"><text:span text:style-name="Source_20_Text">s: La string a enviar.</text:span></text:p>
      <text:p text:style-name="P17"><text:span text:style-name="Source_20_Text">fd: El file descriptor sobre el que escribir.</text:span></text:p>
      <text:h text:style-name="P9" text:outline-level="3"><text:span text:style-name="Source_20_Text">Valor devuelto:</text:span></text:h>
      <text:p text:style-name="P24"><text:span text:style-name="Source_20_Text"><text:span text:style-name="T11">Ninguno.</text:span></text:span></text:p>
      <text:h text:style-name="P9" text:outline-level="3"><text:span text:style-name="Source_20_Text">Funciones autorizadas: </text:span></text:h>
      <text:p text:style-name="P24"><text:span text:style-name="Source_20_Text"><text:span text:style-name="T11">Write.</text:span></text:span></text:p>
      <text:h text:style-name="P9" text:outline-level="3"><text:span text:style-name="Source_20_Text">Descripción:</text:span></text:h>
      <text:p text:style-name="P17"><text:span text:style-name="Source_20_Text">Envía la string ’s’ al file descriptor especificado.</text:span></text:p>
      <text:h text:style-name="P6" text:outline-level="1"><text:span text:style-name="Source_20_Text"/></text:h>
      <text:h text:style-name="P4" text:outline-level="1"><text:span text:style-name="Source_20_Text">ft_</text:span><text:span text:style-name="Source_20_Text"><text:span text:style-name="T6">putendl_fd</text:span></text:span></text:h>
      <text:h text:style-name="P9" text:outline-level="3"><text:span text:style-name="Source_20_Text">Prototipo:</text:span></text:h>
      <text:p text:style-name="P17"><text:span text:style-name="Source_20_Text">void ft_putendl_fd(char *s, int fd);</text:span></text:p>
      <text:h text:style-name="P9" text:outline-level="3"><text:span text:style-name="Source_20_Text">Parámetros:</text:span></text:h>
      <text:p text:style-name="P17"><text:span text:style-name="Source_20_Text">s: La string a enviar.</text:span></text:p>
      <text:p text:style-name="P17"><text:span text:style-name="Source_20_Text">fd: El file descriptor sobre el que escribir.</text:span></text:p>
      <text:h text:style-name="P9" text:outline-level="3"><text:span text:style-name="Source_20_Text">Valor devuelto:</text:span></text:h>
      <text:p text:style-name="P24"><text:span text:style-name="Source_20_Text"><text:span text:style-name="T11">Ninguno.</text:span></text:span></text:p>
      <text:h text:style-name="P9" text:outline-level="3"><text:span text:style-name="Source_20_Text">Funciones autorizadas: </text:span></text:h>
      <text:p text:style-name="P24"><text:span text:style-name="Source_20_Text"><text:span text:style-name="T11">Write.</text:span></text:span></text:p>
      <text:h text:style-name="P9" text:outline-level="3"><text:span text:style-name="Source_20_Text">Descripción:</text:span></text:h>
      <text:p text:style-name="P17"><text:span text:style-name="Source_20_Text">Envía la string ’s’ al file descriptor dado, seguido de un salto de línea.</text:span></text:p>
      <text:h text:style-name="P6" text:outline-level="1"><text:span text:style-name="Source_20_Text"/></text:h>
      <text:h text:style-name="P4" text:outline-level="1"><text:span text:style-name="Source_20_Text">ft_</text:span><text:span text:style-name="Source_20_Text"><text:span text:style-name="T6">putnbr_fd</text:span></text:span></text:h>
      <text:h text:style-name="P9" text:outline-level="3"><text:span text:style-name="Source_20_Text">Prototipo:</text:span></text:h>
      <text:p text:style-name="P17"><text:span text:style-name="Source_20_Text">void ft_putnbr_fd(int n, int fd);</text:span></text:p>
      <text:h text:style-name="P9" text:outline-level="3"><text:span text:style-name="Source_20_Text">Parámetros:</text:span></text:h>
      <text:p text:style-name="P24"><text:span text:style-name="Source_20_Text">n: El número que enviar.</text:span></text:p>
      <text:p text:style-name="P24"><text:span text:style-name="Source_20_Text">fd: El file descriptor sobre el que escribir.</text:span></text:p>
      <text:h text:style-name="P9" text:outline-level="3"><text:span text:style-name="Source_20_Text">Valor devuelto:</text:span></text:h>
      <text:p text:style-name="P24"><text:span text:style-name="Source_20_Text"><text:span text:style-name="T11">Ninguno.</text:span></text:span></text:p>
      <text:h text:style-name="P9" text:outline-level="3"><text:span text:style-name="Source_20_Text">Funciones autorizadas: </text:span></text:h>
      <text:p text:style-name="P24"><text:span text:style-name="Source_20_Text"><text:span text:style-name="T11">Write.</text:span></text:span></text:p>
      <text:h text:style-name="P9" text:outline-level="3"><text:span text:style-name="Source_20_Text">Descripción:</text:span></text:h>
      <text:p text:style-name="P17"><text:span text:style-name="Source_20_Text">Envía el número ’n’ al file descriptor dado.</text:span></text:p>
      <text:h text:style-name="P5" text:outline-level="1"><text:span text:style-name="Source_20_Text">ft_</text:span><text:span text:style-name="Source_20_Text"><text:span text:style-name="T3">FORMATO</text:span></text:span></text:h>
      <text:h text:style-name="P10" text:outline-level="3"><text:span text:style-name="Source_20_Text">Prototipo:</text:span></text:h>
      <text:p text:style-name="P18"><text:span text:style-name="Source_20_Text"/></text:p>
      <text:h text:style-name="P10" text:outline-level="3"><text:span text:style-name="Source_20_Text">Parámetros:</text:span></text:h>
      <text:p text:style-name="P18"><text:span text:style-name="Source_20_Text"/></text:p>
      <text:h text:style-name="P10" text:outline-level="3"><text:span text:style-name="Source_20_Text">Valor devuelto:</text:span></text:h>
      <text:p text:style-name="P18"><text:span text:style-name="Source_20_Text"/></text:p>
      <text:h text:style-name="P10" text:outline-level="3"><text:span text:style-name="Source_20_Text">Funciones autorizadas: </text:span></text:h>
      <text:p text:style-name="P18"><text:span text:style-name="Source_20_Text"/></text:p>
      <text:h text:style-name="P10" text:outline-level="3"><text:span text:style-name="Source_20_Text">Descripción:</text:span></text:h>
      <text:p text:style-name="P18"><text:span text:style-name="Source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Andale Mono', 'Ubuntu Mono', monospace"/>
    <style:font-face style:name="DM Sans" svg:font-family="'DM Sans', sans-serif"/>
    <style:font-face style:name="DM Serif Display" svg:font-family="'DM Serif Display', 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futura-pt" svg:font-family="futura-pt, Helvetica, 'Sans serif'"/>
    <style:font-face style:name="var bs-font-monospace" svg:font-family="'var bs-font-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Mono" fo:font-family="'Liberation Mono'" style:font-family-generic="modern" style:font-pitch="fixe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14:38:23.708368469</meta:creation-date>
    <dc:date>2024-07-21T16:00:58.535390005</dc:date>
    <meta:editing-duration>PT41M5S</meta:editing-duration>
    <meta:editing-cycles>9</meta:editing-cycles>
    <meta:generator>LibreOffice/7.3.7.2$Linux_X86_64 LibreOffice_project/30$Build-2</meta:generator>
    <meta:document-statistic meta:table-count="0" meta:image-count="0" meta:object-count="0" meta:page-count="33" meta:paragraph-count="421" meta:word-count="3610" meta:character-count="22472" meta:non-whitespace-character-count="19246"/>
  </office:meta>
</office:document-meta>
</file>